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Ubuntu1" svg:font-family="Ubuntu" style:font-adornments="Standard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9.463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Tabelle1.A" style:family="table-column">
      <style:table-column-properties style:column-width="4.731cm" style:rel-column-width="32767*"/>
    </style:style>
    <style:style style:name="Tabelle1.B" style:family="table-column">
      <style:table-column-properties style:column-width="4.733cm" style:rel-column-width="32768*"/>
    </style:style>
    <style:style style:name="Tabelle1.1" style:family="table-row">
      <style:table-row-properties fo:background-color="transparent" fo:keep-together="auto">
        <style:background-image/>
      </style:table-row-properties>
    </style:style>
    <style:style style:name="Tabel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.2" style:family="table-row">
      <style:table-row-properties fo:keep-together="auto"/>
    </style:style>
    <style:style style:name="Tabelle1.3" style:family="table-row">
      <style:table-row-properties fo:keep-together="auto"/>
    </style:style>
    <style:style style:name="Tabelle1.4" style:family="table-row">
      <style:table-row-properties fo:keep-together="auto"/>
    </style:style>
    <style:style style:name="Tabelle2" style:family="table">
      <style:table-properties style:width="4.537cm" table:align="margins"/>
    </style:style>
    <style:style style:name="Tabelle2.A" style:family="table-column">
      <style:table-column-properties style:column-width="0.907cm" style:rel-column-width="13090*"/>
    </style:style>
    <style:style style:name="Tabelle2.B" style:family="table-column">
      <style:table-column-properties style:column-width="0.908cm" style:rel-column-width="13118*"/>
    </style:style>
    <style:style style:name="Tabelle2.E" style:family="table-column">
      <style:table-column-properties style:column-width="0.908cm" style:rel-column-width="13119*"/>
    </style:style>
    <style:style style:name="Tabel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3" style:family="table">
      <style:table-properties style:width="4.538cm" table:align="margins"/>
    </style:style>
    <style:style style:name="Tabelle3.A" style:family="table-column">
      <style:table-column-properties style:column-width="0.908cm" style:rel-column-width="13107*"/>
    </style:style>
    <style:style style:name="Tabel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3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4" style:family="table">
      <style:table-properties style:width="9.463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Tabelle4.A" style:family="table-column">
      <style:table-column-properties style:column-width="4.731cm" style:rel-column-width="32767*"/>
    </style:style>
    <style:style style:name="Tabelle4.B" style:family="table-column">
      <style:table-column-properties style:column-width="4.733cm" style:rel-column-width="32768*"/>
    </style:style>
    <style:style style:name="Tabelle4.1" style:family="table-row">
      <style:table-row-properties fo:background-color="transparent" fo:keep-together="auto">
        <style:background-image/>
      </style:table-row-properties>
    </style:style>
    <style:style style:name="Tabelle4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4.2" style:family="table-row">
      <style:table-row-properties fo:keep-together="auto"/>
    </style:style>
    <style:style style:name="Tabelle4.3" style:family="table-row">
      <style:table-row-properties fo:keep-together="auto"/>
    </style:style>
    <style:style style:name="Tabelle4.4" style:family="table-row">
      <style:table-row-properties fo:keep-together="auto"/>
    </style:style>
    <style:style style:name="Tabelle5" style:family="table">
      <style:table-properties style:width="4.537cm" table:align="margins"/>
    </style:style>
    <style:style style:name="Tabelle5.A" style:family="table-column">
      <style:table-column-properties style:column-width="0.907cm" style:rel-column-width="13090*"/>
    </style:style>
    <style:style style:name="Tabelle5.B" style:family="table-column">
      <style:table-column-properties style:column-width="0.908cm" style:rel-column-width="13118*"/>
    </style:style>
    <style:style style:name="Tabelle5.E" style:family="table-column">
      <style:table-column-properties style:column-width="0.908cm" style:rel-column-width="13119*"/>
    </style:style>
    <style:style style:name="Tabel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5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5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6" style:family="table">
      <style:table-properties style:width="4.538cm" table:align="margins"/>
    </style:style>
    <style:style style:name="Tabelle6.A" style:family="table-column">
      <style:table-column-properties style:column-width="0.908cm" style:rel-column-width="13107*"/>
    </style:style>
    <style:style style:name="Tabel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6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6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7" style:family="table">
      <style:table-properties style:width="9.465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Tabelle7.A" style:family="table-column">
      <style:table-column-properties style:column-width="4.733cm" style:rel-column-width="32767*"/>
    </style:style>
    <style:style style:name="Tabelle7.B" style:family="table-column">
      <style:table-column-properties style:column-width="4.733cm" style:rel-column-width="32768*"/>
    </style:style>
    <style:style style:name="Tabelle7.1" style:family="table-row">
      <style:table-row-properties fo:background-color="transparent" fo:keep-together="auto">
        <style:background-image/>
      </style:table-row-properties>
    </style:style>
    <style:style style:name="Tabelle7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7.2" style:family="table-row">
      <style:table-row-properties fo:keep-together="auto"/>
    </style:style>
    <style:style style:name="Tabelle7.3" style:family="table-row">
      <style:table-row-properties fo:keep-together="auto"/>
    </style:style>
    <style:style style:name="Tabelle7.4" style:family="table-row">
      <style:table-row-properties fo:keep-together="auto"/>
    </style:style>
    <style:style style:name="Tabelle8" style:family="table">
      <style:table-properties style:width="4.537cm" table:align="margins"/>
    </style:style>
    <style:style style:name="Tabelle8.A" style:family="table-column">
      <style:table-column-properties style:column-width="0.907cm" style:rel-column-width="13090*"/>
    </style:style>
    <style:style style:name="Tabelle8.B" style:family="table-column">
      <style:table-column-properties style:column-width="0.908cm" style:rel-column-width="13118*"/>
    </style:style>
    <style:style style:name="Tabelle8.E" style:family="table-column">
      <style:table-column-properties style:column-width="0.908cm" style:rel-column-width="13119*"/>
    </style:style>
    <style:style style:name="Tabel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8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8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9" style:family="table">
      <style:table-properties style:width="4.54cm" table:align="margins"/>
    </style:style>
    <style:style style:name="Tabelle9.A" style:family="table-column">
      <style:table-column-properties style:column-width="0.908cm" style:rel-column-width="13107*"/>
    </style:style>
    <style:style style:name="Tabel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9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9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Arial" fo:font-size="6pt" style:font-size-asian="5.25pt" style:font-size-complex="6pt"/>
    </style:style>
    <style:style style:name="P2" style:family="paragraph" style:parent-style-name="Standard">
      <style:text-properties style:font-name="Arial" fo:font-size="6pt" officeooo:paragraph-rsid="0038b145" style:font-size-asian="5.25pt" style:font-size-complex="6pt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38b1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38b1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c7af2" officeooo:paragraph-rsid="002c7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c7af2" officeooo:paragraph-rsid="0038b1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line-height="115%" fo:text-align="start" style:justify-single-word="false">
        <style:tab-stops>
          <style:tab-stop style:position="0.499cm"/>
          <style:tab-stop style:position="4.001cm" style:leader-style="solid" style:leader-text="_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line-height="115%" fo:text-align="start" style:justify-single-word="false">
        <style:tab-stops>
          <style:tab-stop style:position="0.499cm"/>
          <style:tab-stop style:position="4.001cm" style:leader-style="solid" style:leader-text="_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2e670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line-height="115%" fo:text-align="start" style:justify-single-word="false">
        <style:tab-stops>
          <style:tab-stop style:position="0.499cm"/>
          <style:tab-stop style:position="4.001cm" style:leader-style="solid" style:leader-text="_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38b14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line-height="115%" fo:text-align="start" style:justify-single-word="false">
        <style:tab-stops>
          <style:tab-stop style:position="0.499cm"/>
          <style:tab-stop style:position="4.001cm" style:type="right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line-height="115%" fo:text-align="start" style:justify-single-word="false">
        <style:tab-stops>
          <style:tab-stop style:position="0.499cm"/>
          <style:tab-stop style:position="4.001cm" style:type="right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2e670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line-height="115%" fo:text-align="start" style:justify-single-word="false">
        <style:tab-stops>
          <style:tab-stop style:position="0.499cm"/>
          <style:tab-stop style:position="4.001cm" style:type="right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38b14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2e670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38b14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2c7af2" officeooo:paragraph-rsid="002c7af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2c7af2" officeooo:paragraph-rsid="0038b14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2c7af2" officeooo:paragraph-rsid="002f39a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2c7af2" officeooo:paragraph-rsid="002c7af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2c7af2" officeooo:paragraph-rsid="003061f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2c7af2" officeooo:paragraph-rsid="0038b14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c7af2" officeooo:paragraph-rsid="002c7af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line-height="150%" fo:text-align="start" style:justify-single-word="false">
        <style:tab-stops>
          <style:tab-stop style:position="4.001cm" style:leader-style="solid" style:leader-text="_"/>
        </style:tab-stops>
      </style:paragraph-properties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c7af2" officeooo:paragraph-rsid="002c7af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line-height="150%" fo:text-align="start" style:justify-single-word="false">
        <style:tab-stops>
          <style:tab-stop style:position="4.001cm" style:leader-style="solid" style:leader-text="_"/>
        </style:tab-stops>
      </style:paragraph-properties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c7af2" officeooo:paragraph-rsid="0038b1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c7af2" officeooo:paragraph-rsid="0038b1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038b14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margin-left="0.101cm" fo:margin-right="0cm" fo:text-indent="0cm" style:auto-text-indent="fals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left="0.101cm" fo:margin-right="0cm" fo:text-indent="0cm" style:auto-text-indent="false"/>
      <style:text-properties style:font-name="Arial" fo:font-size="9pt" officeooo:paragraph-rsid="0038b145" style:font-size-asian="9pt" style:font-size-complex="9pt"/>
    </style:style>
    <style:style style:name="P32" style:family="paragraph" style:parent-style-name="Standard">
      <style:paragraph-properties fo:margin-left="0.101cm" fo:margin-right="0cm" fo:text-indent="0cm" style:auto-text-indent="false">
        <style:tab-stops>
          <style:tab-stop style:position="4.609cm"/>
        </style:tab-stops>
      </style:paragraph-properties>
      <style:text-properties style:font-name="Arial" officeooo:paragraph-rsid="00285117"/>
    </style:style>
    <style:style style:name="P33" style:family="paragraph" style:parent-style-name="Standard">
      <style:paragraph-properties fo:margin-left="0.101cm" fo:margin-right="0cm" fo:text-indent="0cm" style:auto-text-indent="false" fo:break-before="column">
        <style:tab-stops>
          <style:tab-stop style:position="4.609cm"/>
        </style:tab-stops>
      </style:paragraph-properties>
      <style:text-properties style:font-name="Arial" officeooo:paragraph-rsid="0038b145"/>
    </style:style>
    <style:style style:name="P34" style:family="paragraph">
      <style:paragraph-properties fo:text-align="center"/>
    </style:style>
    <style:style style:name="P35" style:family="paragraph">
      <loext:graphic-properties draw:fill-color="#ffffff"/>
      <style:paragraph-properties fo:text-align="center"/>
    </style:style>
    <style:style style:name="P36" style:family="paragraph">
      <style:paragraph-properties fo:text-align="start"/>
      <style:text-properties fo:color="#000000" style:text-line-through-style="none" style:text-line-through-type="none" fo:font-family="Arial" style:font-style-name="Fett" style:font-family-generic="swiss" fo:font-size="10pt" fo:font-style="normal" style:text-underline-style="none" fo:font-weight="bold"/>
    </style:style>
    <style:style style:name="P37" style:family="paragraph">
      <style:paragraph-properties fo:text-align="start"/>
      <style:text-properties fo:color="#000000" style:text-line-through-style="none" style:text-line-through-type="none" fo:font-family="Arial" style:font-style-name="Standard" style:font-family-generic="swiss" fo:font-style="normal" style:text-underline-style="none"/>
    </style:style>
    <style:style style:name="T1" style:family="text">
      <style:text-properties style:font-name-asian="Noto Serif CJK SC" style:font-name-complex="Lohit Devanagari"/>
    </style:style>
    <style:style style:name="T2" style:family="text">
      <style:text-properties style:font-name-asian="Liberation Serif1" style:font-name-complex="Liberation Serif1"/>
    </style:style>
    <style:style style:name="T3" style:family="text">
      <style:text-properties officeooo:rsid="002c6299" style:font-name-asian="Liberation Serif1" style:font-name-complex="Liberation Serif1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905cm" fo:min-width="3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ffffff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ackground-color="#ffffff" fo:border="none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0.905cm" fo:min-width="3.152cm" style:run-through="background" draw:wrap-influence-on-position="once-concurrent"/>
    </style:style>
    <style:style style:name="gr5" style:family="graphic">
      <style:graphic-properties fo:background-color="#ffffff" fo:border="none" draw:wrap-influence-on-position="once-concurrent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Date1" form:control-implementation="ooo:com.sun.star.form.component.TextField" xml:id="control1" form:id="control1" form:current-value="Date1" form:value="Date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me1" form:control-implementation="ooo:com.sun.star.form.component.TextField" xml:id="control2" form:id="control2" form:current-value="Time1" form:value="Time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tegory1" form:control-implementation="ooo:com.sun.star.form.component.TextField" xml:id="control3" form:id="control3" form:current-value="Category1" form:value="Category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amA1" form:control-implementation="ooo:com.sun.star.form.component.TextField" xml:id="control4" form:id="control4" form:current-value="TeamA1" form:value="TeamA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amB1" form:control-implementation="ooo:com.sun.star.form.component.TextField" xml:id="control5" form:id="control5" form:current-value="TeamB1" form:value="TeamB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Halle1" form:control-implementation="ooo:com.sun.star.form.component.TextField" xml:id="control6" form:id="control6" form:current-value="Halle1" form:value="Halle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2" form:control-implementation="ooo:com.sun.star.form.component.TextField" xml:id="control7" form:id="control7" form:current-value="Date2" form:value="Date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me2" form:control-implementation="ooo:com.sun.star.form.component.TextField" xml:id="control8" form:id="control8" form:current-value="Time2" form:value="Time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Halle2" form:control-implementation="ooo:com.sun.star.form.component.TextField" xml:id="control9" form:id="control9" form:current-value="Halle2" form:value="Halle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tegory2" form:control-implementation="ooo:com.sun.star.form.component.TextField" xml:id="control10" form:id="control10" form:current-value="Category2" form:value="Category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amA2" form:control-implementation="ooo:com.sun.star.form.component.TextField" xml:id="control11" form:id="control11" form:current-value="TeamA2" form:value="TeamA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amB2" form:control-implementation="ooo:com.sun.star.form.component.TextField" xml:id="control12" form:id="control12" form:current-value="TeamB2" form:value="TeamB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Date3" form:control-implementation="ooo:com.sun.star.form.component.TextField" xml:id="control13" form:id="control13" form:current-value="Date3" form:value="Date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me3" form:control-implementation="ooo:com.sun.star.form.component.TextField" xml:id="control14" form:id="control14" form:current-value="Time3" form:value="Time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Halle3" form:control-implementation="ooo:com.sun.star.form.component.TextField" xml:id="control15" form:id="control15" form:current-value="Halle3" form:value="Halle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tegory3" form:control-implementation="ooo:com.sun.star.form.component.TextField" xml:id="control16" form:id="control16" form:current-value="Category3" form:value="Category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amA3" form:control-implementation="ooo:com.sun.star.form.component.TextField" xml:id="control17" form:id="control17" form:current-value="TeamA3" form:value="TeamA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amB3" form:control-implementation="ooo:com.sun.star.form.component.TextField" xml:id="control18" form:id="control18" form:current-value="TeamB3" form:value="TeamB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draw:control text:anchor-type="paragraph" draw:z-index="0" draw:name="Date1" draw:style-name="gr5" draw:text-style-name="P37" svg:width="1.728cm" svg:height="0.401cm" svg:x="0cm" svg:y="0cm" draw:control="control1"/><text:s/><draw:control text:anchor-type="paragraph" draw:z-index="1" draw:name="Time1" draw:style-name="gr5" draw:text-style-name="P37" svg:width="1.777cm" svg:height="0.401cm" svg:x="0cm" svg:y="0cm" draw:control="control2"/><text:tab/><draw:control text:anchor-type="paragraph" draw:z-index="5" draw:name="Time1" draw:style-name="gr5" draw:text-style-name="P37" svg:width="1.777cm" svg:height="0.401cm" svg:x="0cm" svg:y="0cm" draw:control="control6"/></text:p>
      <text:p text:style-name="P30">Kategorie: <draw:control text:anchor-type="paragraph" draw:z-index="2" draw:name="Category1" draw:style-name="gr5" draw:text-style-name="P37" svg:width="6.178cm" svg:height="0.5cm" svg:x="0cm" svg:y="0cm" draw:control="control3"/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28"><draw:control text:anchor-type="paragraph" draw:z-index="3" draw:name="TeamA1" draw:style-name="gr5" draw:text-style-name="P36" svg:width="3.865cm" svg:height="1.001cm" svg:x="0cm" svg:y="0cm" draw:control="control4"/></text:p>
          </table:table-cell>
          <table:table-cell table:style-name="Tabelle1.A1" office:value-type="string">
            <text:p text:style-name="P28"><draw:control text:anchor-type="paragraph" draw:z-index="4" draw:name="TeamA1" draw:style-name="gr5" draw:text-style-name="P36" svg:width="3.865cm" svg:height="1.001cm" svg:x="0cm" svg:y="0cm" draw:control="control5"/></text:p>
          </table:table-cell>
        </table:table-row>
        <table:table-row table:style-name="Tabelle1.2">
          <table:table-cell table:style-name="Tabelle1.A1" office:value-type="string">
            <table:table table:name="Tabelle2" table:style-name="Tabelle2">
              <table:table-column table:style-name="Tabelle2.A"/>
              <table:table-column table:style-name="Tabelle2.B"/>
              <table:table-column table:style-name="Tabelle2.A"/>
              <table:table-column table:style-name="Tabelle2.B"/>
              <table:table-column table:style-name="Tabelle2.E"/>
              <table:table-row>
                <table:table-cell table:style-name="Tabelle2.A1" office:value-type="string">
                  <text:p text:style-name="P5">1</text:p>
                </table:table-cell>
                <table:table-cell table:style-name="Tabelle2.A1" office:value-type="string">
                  <text:p text:style-name="P5">2</text:p>
                </table:table-cell>
                <table:table-cell table:style-name="Tabelle2.A1" office:value-type="string">
                  <text:p text:style-name="P5">3</text:p>
                </table:table-cell>
                <table:table-cell table:style-name="Tabelle2.A1" office:value-type="string">
                  <text:p text:style-name="P5">4</text:p>
                </table:table-cell>
                <table:table-cell table:style-name="Tabelle2.E1" office:value-type="string">
                  <text:p text:style-name="P5">5</text:p>
                </table:table-cell>
              </table:table-row>
              <table:table-row>
                <table:table-cell table:style-name="Tabelle2.A2" office:value-type="string">
                  <text:p text:style-name="P5">6</text:p>
                </table:table-cell>
                <table:table-cell table:style-name="Tabelle2.A2" office:value-type="string">
                  <text:p text:style-name="P5">7</text:p>
                </table:table-cell>
                <table:table-cell table:style-name="Tabelle2.A2" office:value-type="string">
                  <text:p text:style-name="P5">8</text:p>
                </table:table-cell>
                <table:table-cell table:style-name="Tabelle2.A2" office:value-type="string">
                  <text:p text:style-name="P5">9</text:p>
                </table:table-cell>
                <table:table-cell table:style-name="Tabelle2.E2" office:value-type="string">
                  <text:p text:style-name="P5">10</text:p>
                </table:table-cell>
              </table:table-row>
              <table:table-row>
                <table:table-cell table:style-name="Tabelle2.A2" office:value-type="string">
                  <text:p text:style-name="P5">11</text:p>
                </table:table-cell>
                <table:table-cell table:style-name="Tabelle2.A2" office:value-type="string">
                  <text:p text:style-name="P5">12</text:p>
                </table:table-cell>
                <table:table-cell table:style-name="Tabelle2.A2" office:value-type="string">
                  <text:p text:style-name="P5">13</text:p>
                </table:table-cell>
                <table:table-cell table:style-name="Tabelle2.A2" office:value-type="string">
                  <text:p text:style-name="P5">14</text:p>
                </table:table-cell>
                <table:table-cell table:style-name="Tabelle2.E2" office:value-type="string">
                  <text:p text:style-name="P5">15</text:p>
                </table:table-cell>
              </table:table-row>
              <table:table-row>
                <table:table-cell table:style-name="Tabelle2.A2" office:value-type="string">
                  <text:p text:style-name="P5">16</text:p>
                </table:table-cell>
                <table:table-cell table:style-name="Tabelle2.A2" office:value-type="string">
                  <text:p text:style-name="P5">17</text:p>
                </table:table-cell>
                <table:table-cell table:style-name="Tabelle2.A2" office:value-type="string">
                  <text:p text:style-name="P5">18</text:p>
                </table:table-cell>
                <table:table-cell table:style-name="Tabelle2.A2" office:value-type="string">
                  <text:p text:style-name="P5">19</text:p>
                </table:table-cell>
                <table:table-cell table:style-name="Tabelle2.E2" office:value-type="string">
                  <text:p text:style-name="P5">20</text:p>
                </table:table-cell>
              </table:table-row>
            </table:table>
            <text:p text:style-name="P3"/>
          </table:table-cell>
          <table:table-cell table:style-name="Tabelle1.A1" office:value-type="string">
            <table:table table:name="Tabelle3" table:style-name="Tabelle3">
              <table:table-column table:style-name="Tabelle3.A" table:number-columns-repeated="5"/>
              <table:table-row>
                <table:table-cell table:style-name="Tabelle3.A1" office:value-type="string">
                  <text:p text:style-name="P5">1</text:p>
                </table:table-cell>
                <table:table-cell table:style-name="Tabelle3.A1" office:value-type="string">
                  <text:p text:style-name="P5">2</text:p>
                </table:table-cell>
                <table:table-cell table:style-name="Tabelle3.A1" office:value-type="string">
                  <text:p text:style-name="P5">3</text:p>
                </table:table-cell>
                <table:table-cell table:style-name="Tabelle3.A1" office:value-type="string">
                  <text:p text:style-name="P5">4</text:p>
                </table:table-cell>
                <table:table-cell table:style-name="Tabelle3.E1" office:value-type="string">
                  <text:p text:style-name="P5">5</text:p>
                </table:table-cell>
              </table:table-row>
              <table:table-row>
                <table:table-cell table:style-name="Tabelle3.A2" office:value-type="string">
                  <text:p text:style-name="P5">6</text:p>
                </table:table-cell>
                <table:table-cell table:style-name="Tabelle3.A2" office:value-type="string">
                  <text:p text:style-name="P5">7</text:p>
                </table:table-cell>
                <table:table-cell table:style-name="Tabelle3.A2" office:value-type="string">
                  <text:p text:style-name="P5">8</text:p>
                </table:table-cell>
                <table:table-cell table:style-name="Tabelle3.A2" office:value-type="string">
                  <text:p text:style-name="P5">9</text:p>
                </table:table-cell>
                <table:table-cell table:style-name="Tabelle3.E2" office:value-type="string">
                  <text:p text:style-name="P5">10</text:p>
                </table:table-cell>
              </table:table-row>
              <table:table-row>
                <table:table-cell table:style-name="Tabelle3.A2" office:value-type="string">
                  <text:p text:style-name="P5">11</text:p>
                </table:table-cell>
                <table:table-cell table:style-name="Tabelle3.A2" office:value-type="string">
                  <text:p text:style-name="P5">12</text:p>
                </table:table-cell>
                <table:table-cell table:style-name="Tabelle3.A2" office:value-type="string">
                  <text:p text:style-name="P5">13</text:p>
                </table:table-cell>
                <table:table-cell table:style-name="Tabelle3.A2" office:value-type="string">
                  <text:p text:style-name="P5">14</text:p>
                </table:table-cell>
                <table:table-cell table:style-name="Tabelle3.E2" office:value-type="string">
                  <text:p text:style-name="P5">15</text:p>
                </table:table-cell>
              </table:table-row>
              <table:table-row>
                <table:table-cell table:style-name="Tabelle3.A2" office:value-type="string">
                  <text:p text:style-name="P5">16</text:p>
                </table:table-cell>
                <table:table-cell table:style-name="Tabelle3.A2" office:value-type="string">
                  <text:p text:style-name="P5">17</text:p>
                </table:table-cell>
                <table:table-cell table:style-name="Tabelle3.A2" office:value-type="string">
                  <text:p text:style-name="P5">18</text:p>
                </table:table-cell>
                <table:table-cell table:style-name="Tabelle3.A2" office:value-type="string">
                  <text:p text:style-name="P5">19</text:p>
                </table:table-cell>
                <table:table-cell table:style-name="Tabelle3.E2" office:value-type="string">
                  <text:p text:style-name="P5">20</text:p>
                </table:table-cell>
              </table:table-row>
            </table:table>
            <text:p text:style-name="P3"/>
          </table:table-cell>
        </table:table-row>
        <table:table-row table:style-name="Tabelle1.3">
          <table:table-cell table:style-name="Tabelle1.A1" office:value-type="string">
            <text:p text:style-name="P10"><text:span text:style-name="T2">□<text:tab/></text:span><text:span text:style-name="T1">AKV Einzel Nr. <text:s/><text:tab/></text:span></text:p>
            <text:p text:style-name="P13"><text:span text:style-name="T2">□<text:tab/></text:span>AKV Mannschaft<text:span text:style-name="T2"><text:tab/></text:span><text:span text:style-name="T3">Strafw.</text:span></text:p>
            <text:p text:style-name="P13"><text:span text:style-name="T2">□<text:tab/>Spielverzögerung<text:tab/></text:span><text:span text:style-name="T3">Strafw.</text:span></text:p>
            <text:p text:style-name="P13"><text:span text:style-name="T2">□</text:span><text:span text:style-name="T1"><text:tab/>Reklamieren</text:span><text:span text:style-name="T2"><text:tab/></text:span><text:span text:style-name="T3">2 Min</text:span></text:p>
            <text:p text:style-name="P13"><text:span text:style-name="T2">□</text:span><text:span text:style-name="T1"><text:tab/>Auswechselfehler</text:span><text:span text:style-name="T2"><text:tab/></text:span><text:span text:style-name="T3">2 Min</text:span></text:p>
            <text:p text:style-name="P9"/>
            <text:p text:style-name="P9">Bemerk.: keine MF Binde / einh. Dress / ____________</text:p>
            <text:p text:style-name="P9"/>
            <text:p text:style-name="P9"><draw:custom-shape text:anchor-type="paragraph" draw:z-index="6" draw:name="Form1" draw:style-name="gr4" draw:text-style-name="P35" svg:width="3.153cm" svg:height="0.906cm" svg:x="0cm" svg:y="0cm"><text:p text:style-name="P34">:</text:p><draw:enhanced-geometry svg:viewBox="0 0 21600 21600" draw:type="rectangle" draw:enhanced-path="M 0 0 L 21600 0 21600 21600 0 21600 0 0 Z N"/></draw:custom-shape></text:p>
            <text:p text:style-name="P7">Resultat: </text:p>
            <text:p text:style-name="P18"/>
          </table:table-cell>
          <table:table-cell table:style-name="Tabelle1.A1" office:value-type="string">
            <text:p text:style-name="P11"><text:span text:style-name="T2">□<text:tab/></text:span><text:span text:style-name="T1">AKV Einzel Nr. <text:s/><text:tab/></text:span></text:p>
            <text:p text:style-name="P14"><text:span text:style-name="T2">□<text:tab/></text:span>AKV Mannschaft<text:span text:style-name="T2"><text:tab/></text:span><text:span text:style-name="T3">Strafw.</text:span></text:p>
            <text:p text:style-name="P14"><text:span text:style-name="T2">□<text:tab/>Spielverzögerung<text:tab/></text:span><text:span text:style-name="T3">Strafw.</text:span></text:p>
            <text:p text:style-name="P14"><text:span text:style-name="T2">□</text:span><text:span text:style-name="T1"><text:tab/>Reklamieren</text:span><text:span text:style-name="T2"><text:tab/></text:span><text:span text:style-name="T3">2 Min</text:span></text:p>
            <text:p text:style-name="P14"><text:span text:style-name="T2">□</text:span><text:span text:style-name="T1"><text:tab/>Auswechselfehler</text:span><text:span text:style-name="T2"><text:tab/></text:span><text:span text:style-name="T3">2 Min</text:span></text:p>
            <text:p text:style-name="P16"/>
            <text:p text:style-name="P16">Bemerk.: keine MF Binde / einh. Dress / ____________</text:p>
            <text:p text:style-name="P16"/>
            <text:p text:style-name="P16"/>
          </table:table-cell>
        </table:table-row>
        <table:table-row table:style-name="Tabelle1.4">
          <table:table-cell table:style-name="Tabelle1.A1" office:value-type="string">
            <text:p text:style-name="P24">Sieger:</text:p>
            <text:p text:style-name="P25"><text:tab/><text:tab/></text:p>
          </table:table-cell>
          <table:table-cell table:style-name="Tabelle1.A1" office:value-type="string">
            <text:p text:style-name="P24">Visum Schiri / Zeitnehmer:</text:p>
            <text:p text:style-name="P25"><text:tab/></text:p>
          </table:table-cell>
        </table:table-row>
      </table:table>
      <text:p text:style-name="P1"/>
      <text:p text:style-name="P33"><draw:control text:anchor-type="as-char" svg:y="-0.328cm" draw:z-index="7" draw:name="Date1" draw:style-name="gr2" draw:text-style-name="P37" svg:width="1.728cm" svg:height="0.401cm" draw:control="control7"/><text:s/><draw:control text:anchor-type="as-char" svg:y="-0.328cm" draw:z-index="8" draw:name="Time1" draw:style-name="gr2" draw:text-style-name="P37" svg:width="1.777cm" svg:height="0.401cm" draw:control="control8"/><text:tab/><draw:control text:anchor-type="as-char" svg:y="-0.328cm" draw:z-index="9" draw:name="Time1" draw:style-name="gr2" draw:text-style-name="P37" svg:width="1.777cm" svg:height="0.401cm" draw:control="control9"/></text:p>
      <text:p text:style-name="P31">Kategorie: <draw:control text:anchor-type="as-char" svg:y="-0.358cm" draw:z-index="10" draw:name="Category1" draw:style-name="gr3" draw:text-style-name="P37" svg:width="6.178cm" svg:height="0.5cm" draw:control="control10"/></text:p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29"><draw:control text:anchor-type="as-char" svg:y="-0.524cm" draw:z-index="11" draw:name="TeamA1" draw:style-name="gr2" draw:text-style-name="P36" svg:width="3.865cm" svg:height="1.001cm" draw:control="control11"/></text:p>
          </table:table-cell>
          <table:table-cell table:style-name="Tabelle4.A1" office:value-type="string">
            <text:p text:style-name="P29"><draw:control text:anchor-type="as-char" svg:y="-0.524cm" draw:z-index="12" draw:name="TeamA1" draw:style-name="gr2" draw:text-style-name="P36" svg:width="3.865cm" svg:height="1.001cm" draw:control="control12"/></text:p>
          </table:table-cell>
        </table:table-row>
        <table:table-row table:style-name="Tabelle4.2">
          <table:table-cell table:style-name="Tabelle4.A1" office:value-type="string">
            <table:table table:name="Tabelle5" table:style-name="Tabelle5">
              <table:table-column table:style-name="Tabelle5.A"/>
              <table:table-column table:style-name="Tabelle5.B"/>
              <table:table-column table:style-name="Tabelle5.A"/>
              <table:table-column table:style-name="Tabelle5.B"/>
              <table:table-column table:style-name="Tabelle5.E"/>
              <table:table-row>
                <table:table-cell table:style-name="Tabelle5.A1" office:value-type="string">
                  <text:p text:style-name="P6">1</text:p>
                </table:table-cell>
                <table:table-cell table:style-name="Tabelle5.A1" office:value-type="string">
                  <text:p text:style-name="P6">2</text:p>
                </table:table-cell>
                <table:table-cell table:style-name="Tabelle5.A1" office:value-type="string">
                  <text:p text:style-name="P6">3</text:p>
                </table:table-cell>
                <table:table-cell table:style-name="Tabelle5.A1" office:value-type="string">
                  <text:p text:style-name="P6">4</text:p>
                </table:table-cell>
                <table:table-cell table:style-name="Tabelle5.E1" office:value-type="string">
                  <text:p text:style-name="P6">5</text:p>
                </table:table-cell>
              </table:table-row>
              <table:table-row>
                <table:table-cell table:style-name="Tabelle5.A2" office:value-type="string">
                  <text:p text:style-name="P6">6</text:p>
                </table:table-cell>
                <table:table-cell table:style-name="Tabelle5.A2" office:value-type="string">
                  <text:p text:style-name="P6">7</text:p>
                </table:table-cell>
                <table:table-cell table:style-name="Tabelle5.A2" office:value-type="string">
                  <text:p text:style-name="P6">8</text:p>
                </table:table-cell>
                <table:table-cell table:style-name="Tabelle5.A2" office:value-type="string">
                  <text:p text:style-name="P6">9</text:p>
                </table:table-cell>
                <table:table-cell table:style-name="Tabelle5.E2" office:value-type="string">
                  <text:p text:style-name="P6">10</text:p>
                </table:table-cell>
              </table:table-row>
              <table:table-row>
                <table:table-cell table:style-name="Tabelle5.A2" office:value-type="string">
                  <text:p text:style-name="P6">11</text:p>
                </table:table-cell>
                <table:table-cell table:style-name="Tabelle5.A2" office:value-type="string">
                  <text:p text:style-name="P6">12</text:p>
                </table:table-cell>
                <table:table-cell table:style-name="Tabelle5.A2" office:value-type="string">
                  <text:p text:style-name="P6">13</text:p>
                </table:table-cell>
                <table:table-cell table:style-name="Tabelle5.A2" office:value-type="string">
                  <text:p text:style-name="P6">14</text:p>
                </table:table-cell>
                <table:table-cell table:style-name="Tabelle5.E2" office:value-type="string">
                  <text:p text:style-name="P6">15</text:p>
                </table:table-cell>
              </table:table-row>
              <table:table-row>
                <table:table-cell table:style-name="Tabelle5.A2" office:value-type="string">
                  <text:p text:style-name="P6">16</text:p>
                </table:table-cell>
                <table:table-cell table:style-name="Tabelle5.A2" office:value-type="string">
                  <text:p text:style-name="P6">17</text:p>
                </table:table-cell>
                <table:table-cell table:style-name="Tabelle5.A2" office:value-type="string">
                  <text:p text:style-name="P6">18</text:p>
                </table:table-cell>
                <table:table-cell table:style-name="Tabelle5.A2" office:value-type="string">
                  <text:p text:style-name="P6">19</text:p>
                </table:table-cell>
                <table:table-cell table:style-name="Tabelle5.E2" office:value-type="string">
                  <text:p text:style-name="P6">20</text:p>
                </table:table-cell>
              </table:table-row>
            </table:table>
            <text:p text:style-name="P4"/>
          </table:table-cell>
          <table:table-cell table:style-name="Tabelle4.A1" office:value-type="string">
            <table:table table:name="Tabelle6" table:style-name="Tabelle6">
              <table:table-column table:style-name="Tabelle6.A" table:number-columns-repeated="5"/>
              <table:table-row>
                <table:table-cell table:style-name="Tabelle6.A1" office:value-type="string">
                  <text:p text:style-name="P6">1</text:p>
                </table:table-cell>
                <table:table-cell table:style-name="Tabelle6.A1" office:value-type="string">
                  <text:p text:style-name="P6">2</text:p>
                </table:table-cell>
                <table:table-cell table:style-name="Tabelle6.A1" office:value-type="string">
                  <text:p text:style-name="P6">3</text:p>
                </table:table-cell>
                <table:table-cell table:style-name="Tabelle6.A1" office:value-type="string">
                  <text:p text:style-name="P6">4</text:p>
                </table:table-cell>
                <table:table-cell table:style-name="Tabelle6.E1" office:value-type="string">
                  <text:p text:style-name="P6">5</text:p>
                </table:table-cell>
              </table:table-row>
              <table:table-row>
                <table:table-cell table:style-name="Tabelle6.A2" office:value-type="string">
                  <text:p text:style-name="P6">6</text:p>
                </table:table-cell>
                <table:table-cell table:style-name="Tabelle6.A2" office:value-type="string">
                  <text:p text:style-name="P6">7</text:p>
                </table:table-cell>
                <table:table-cell table:style-name="Tabelle6.A2" office:value-type="string">
                  <text:p text:style-name="P6">8</text:p>
                </table:table-cell>
                <table:table-cell table:style-name="Tabelle6.A2" office:value-type="string">
                  <text:p text:style-name="P6">9</text:p>
                </table:table-cell>
                <table:table-cell table:style-name="Tabelle6.E2" office:value-type="string">
                  <text:p text:style-name="P6">10</text:p>
                </table:table-cell>
              </table:table-row>
              <table:table-row>
                <table:table-cell table:style-name="Tabelle6.A2" office:value-type="string">
                  <text:p text:style-name="P6">11</text:p>
                </table:table-cell>
                <table:table-cell table:style-name="Tabelle6.A2" office:value-type="string">
                  <text:p text:style-name="P6">12</text:p>
                </table:table-cell>
                <table:table-cell table:style-name="Tabelle6.A2" office:value-type="string">
                  <text:p text:style-name="P6">13</text:p>
                </table:table-cell>
                <table:table-cell table:style-name="Tabelle6.A2" office:value-type="string">
                  <text:p text:style-name="P6">14</text:p>
                </table:table-cell>
                <table:table-cell table:style-name="Tabelle6.E2" office:value-type="string">
                  <text:p text:style-name="P6">15</text:p>
                </table:table-cell>
              </table:table-row>
              <table:table-row>
                <table:table-cell table:style-name="Tabelle6.A2" office:value-type="string">
                  <text:p text:style-name="P6">16</text:p>
                </table:table-cell>
                <table:table-cell table:style-name="Tabelle6.A2" office:value-type="string">
                  <text:p text:style-name="P6">17</text:p>
                </table:table-cell>
                <table:table-cell table:style-name="Tabelle6.A2" office:value-type="string">
                  <text:p text:style-name="P6">18</text:p>
                </table:table-cell>
                <table:table-cell table:style-name="Tabelle6.A2" office:value-type="string">
                  <text:p text:style-name="P6">19</text:p>
                </table:table-cell>
                <table:table-cell table:style-name="Tabelle6.E2" office:value-type="string">
                  <text:p text:style-name="P6">20</text:p>
                </table:table-cell>
              </table:table-row>
            </table:table>
            <text:p text:style-name="P4"/>
          </table:table-cell>
        </table:table-row>
        <table:table-row table:style-name="Tabelle4.3">
          <table:table-cell table:style-name="Tabelle4.A1" office:value-type="string">
            <text:p text:style-name="P12"><text:span text:style-name="T2">□<text:tab/></text:span><text:span text:style-name="T1">AKV Einzel Nr. <text:s/><text:tab/></text:span></text:p>
            <text:p text:style-name="P15"><text:span text:style-name="T2">□<text:tab/></text:span>AKV Mannschaft<text:span text:style-name="T2"><text:tab/></text:span><text:span text:style-name="T3">Strafw.</text:span></text:p>
            <text:p text:style-name="P15"><text:span text:style-name="T2">□<text:tab/>Spielverzögerung<text:tab/></text:span><text:span text:style-name="T3">Strafw.</text:span></text:p>
            <text:p text:style-name="P15"><text:span text:style-name="T2">□</text:span><text:span text:style-name="T1"><text:tab/>Reklamieren</text:span><text:span text:style-name="T2"><text:tab/></text:span><text:span text:style-name="T3">2 Min</text:span></text:p>
            <text:p text:style-name="P15"><text:span text:style-name="T2">□</text:span><text:span text:style-name="T1"><text:tab/>Auswechselfehler</text:span><text:span text:style-name="T2"><text:tab/></text:span><text:span text:style-name="T3">2 Min</text:span></text:p>
            <text:p text:style-name="P17"/>
            <text:p text:style-name="P17">Bemerk.: keine MF Binde / einh. Dress / ____________</text:p>
            <text:p text:style-name="P17"/>
            <text:p text:style-name="P17"><draw:custom-shape text:anchor-type="paragraph" draw:z-index="13" draw:name="Form1" draw:style-name="gr1" draw:text-style-name="P35" svg:width="3.153cm" svg:height="0.906cm" svg:x="3.055cm" svg:y="0.129cm"><text:p text:style-name="P34">:</text:p><draw:enhanced-geometry svg:viewBox="0 0 21600 21600" draw:type="rectangle" draw:enhanced-path="M 0 0 L 21600 0 21600 21600 0 21600 0 0 Z N"/></draw:custom-shape></text:p>
            <text:p text:style-name="P8">Resultat: </text:p>
            <text:p text:style-name="P19"/>
          </table:table-cell>
          <table:table-cell table:style-name="Tabelle4.A1" office:value-type="string">
            <text:p text:style-name="P12"><text:span text:style-name="T2">□<text:tab/></text:span><text:span text:style-name="T1">AKV Einzel Nr. <text:s/><text:tab/></text:span></text:p>
            <text:p text:style-name="P15"><text:span text:style-name="T2">□<text:tab/></text:span>AKV Mannschaft<text:span text:style-name="T2"><text:tab/></text:span><text:span text:style-name="T3">Strafw.</text:span></text:p>
            <text:p text:style-name="P15"><text:span text:style-name="T2">□<text:tab/>Spielverzögerung<text:tab/></text:span><text:span text:style-name="T3">Strafw.</text:span></text:p>
            <text:p text:style-name="P15"><text:span text:style-name="T2">□</text:span><text:span text:style-name="T1"><text:tab/>Reklamieren</text:span><text:span text:style-name="T2"><text:tab/></text:span><text:span text:style-name="T3">2 Min</text:span></text:p>
            <text:p text:style-name="P15"><text:span text:style-name="T2">□</text:span><text:span text:style-name="T1"><text:tab/>Auswechselfehler</text:span><text:span text:style-name="T2"><text:tab/></text:span><text:span text:style-name="T3">2 Min</text:span></text:p>
            <text:p text:style-name="P17"/>
            <text:p text:style-name="P17">Bemerk.: keine MF Binde / einh. Dress / ____________</text:p>
            <text:p text:style-name="P17"/>
            <text:p text:style-name="P17"/>
          </table:table-cell>
        </table:table-row>
        <table:table-row table:style-name="Tabelle4.4">
          <table:table-cell table:style-name="Tabelle4.A1" office:value-type="string">
            <text:p text:style-name="P27">Sieger:</text:p>
            <text:p text:style-name="P26"><text:tab/><text:tab/></text:p>
          </table:table-cell>
          <table:table-cell table:style-name="Tabelle4.A1" office:value-type="string">
            <text:p text:style-name="P27">Visum Schiri / Zeitnehmer:</text:p>
            <text:p text:style-name="P26"><text:tab/></text:p>
          </table:table-cell>
        </table:table-row>
      </table:table>
      <text:p text:style-name="P2"/>
      <text:p text:style-name="P33"><draw:control text:anchor-type="as-char" svg:y="-0.328cm" draw:z-index="14" draw:name="Date1" draw:style-name="gr2" draw:text-style-name="P37" svg:width="1.728cm" svg:height="0.401cm" draw:control="control13"/><text:s/><draw:control text:anchor-type="as-char" svg:y="-0.328cm" draw:z-index="15" draw:name="Time1" draw:style-name="gr2" draw:text-style-name="P37" svg:width="1.777cm" svg:height="0.401cm" draw:control="control14"/><text:tab/><draw:control text:anchor-type="as-char" svg:y="-0.328cm" draw:z-index="16" draw:name="Time1" draw:style-name="gr2" draw:text-style-name="P37" svg:width="1.777cm" svg:height="0.401cm" draw:control="control15"/></text:p>
      <text:p text:style-name="P31">Kategorie: <draw:control text:anchor-type="as-char" svg:y="-0.358cm" draw:z-index="17" draw:name="Category1" draw:style-name="gr3" draw:text-style-name="P37" svg:width="6.178cm" svg:height="0.5cm" draw:control="control16"/></text:p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29"><draw:control text:anchor-type="as-char" svg:y="-0.524cm" draw:z-index="18" draw:name="TeamA1" draw:style-name="gr2" draw:text-style-name="P36" svg:width="3.865cm" svg:height="1.001cm" draw:control="control17"/></text:p>
          </table:table-cell>
          <table:table-cell table:style-name="Tabelle7.A1" office:value-type="string">
            <text:p text:style-name="P29"><draw:control text:anchor-type="as-char" svg:y="-0.524cm" draw:z-index="19" draw:name="TeamA1" draw:style-name="gr2" draw:text-style-name="P36" svg:width="3.865cm" svg:height="1.001cm" draw:control="control18"/></text:p>
          </table:table-cell>
        </table:table-row>
        <table:table-row table:style-name="Tabelle7.2">
          <table:table-cell table:style-name="Tabelle7.A1" office:value-type="string">
            <table:table table:name="Tabelle8" table:style-name="Tabelle8">
              <table:table-column table:style-name="Tabelle8.A"/>
              <table:table-column table:style-name="Tabelle8.B"/>
              <table:table-column table:style-name="Tabelle8.A"/>
              <table:table-column table:style-name="Tabelle8.B"/>
              <table:table-column table:style-name="Tabelle8.E"/>
              <table:table-row>
                <table:table-cell table:style-name="Tabelle8.A1" office:value-type="string">
                  <text:p text:style-name="P6">1</text:p>
                </table:table-cell>
                <table:table-cell table:style-name="Tabelle8.A1" office:value-type="string">
                  <text:p text:style-name="P6">2</text:p>
                </table:table-cell>
                <table:table-cell table:style-name="Tabelle8.A1" office:value-type="string">
                  <text:p text:style-name="P6">3</text:p>
                </table:table-cell>
                <table:table-cell table:style-name="Tabelle8.A1" office:value-type="string">
                  <text:p text:style-name="P6">4</text:p>
                </table:table-cell>
                <table:table-cell table:style-name="Tabelle8.E1" office:value-type="string">
                  <text:p text:style-name="P6">5</text:p>
                </table:table-cell>
              </table:table-row>
              <table:table-row>
                <table:table-cell table:style-name="Tabelle8.A2" office:value-type="string">
                  <text:p text:style-name="P6">6</text:p>
                </table:table-cell>
                <table:table-cell table:style-name="Tabelle8.A2" office:value-type="string">
                  <text:p text:style-name="P6">7</text:p>
                </table:table-cell>
                <table:table-cell table:style-name="Tabelle8.A2" office:value-type="string">
                  <text:p text:style-name="P6">8</text:p>
                </table:table-cell>
                <table:table-cell table:style-name="Tabelle8.A2" office:value-type="string">
                  <text:p text:style-name="P6">9</text:p>
                </table:table-cell>
                <table:table-cell table:style-name="Tabelle8.E2" office:value-type="string">
                  <text:p text:style-name="P6">10</text:p>
                </table:table-cell>
              </table:table-row>
              <table:table-row>
                <table:table-cell table:style-name="Tabelle8.A2" office:value-type="string">
                  <text:p text:style-name="P6">11</text:p>
                </table:table-cell>
                <table:table-cell table:style-name="Tabelle8.A2" office:value-type="string">
                  <text:p text:style-name="P6">12</text:p>
                </table:table-cell>
                <table:table-cell table:style-name="Tabelle8.A2" office:value-type="string">
                  <text:p text:style-name="P6">13</text:p>
                </table:table-cell>
                <table:table-cell table:style-name="Tabelle8.A2" office:value-type="string">
                  <text:p text:style-name="P6">14</text:p>
                </table:table-cell>
                <table:table-cell table:style-name="Tabelle8.E2" office:value-type="string">
                  <text:p text:style-name="P6">15</text:p>
                </table:table-cell>
              </table:table-row>
              <table:table-row>
                <table:table-cell table:style-name="Tabelle8.A2" office:value-type="string">
                  <text:p text:style-name="P6">16</text:p>
                </table:table-cell>
                <table:table-cell table:style-name="Tabelle8.A2" office:value-type="string">
                  <text:p text:style-name="P6">17</text:p>
                </table:table-cell>
                <table:table-cell table:style-name="Tabelle8.A2" office:value-type="string">
                  <text:p text:style-name="P6">18</text:p>
                </table:table-cell>
                <table:table-cell table:style-name="Tabelle8.A2" office:value-type="string">
                  <text:p text:style-name="P6">19</text:p>
                </table:table-cell>
                <table:table-cell table:style-name="Tabelle8.E2" office:value-type="string">
                  <text:p text:style-name="P6">20</text:p>
                </table:table-cell>
              </table:table-row>
            </table:table>
            <text:p text:style-name="P4"/>
          </table:table-cell>
          <table:table-cell table:style-name="Tabelle7.A1" office:value-type="string">
            <table:table table:name="Tabelle9" table:style-name="Tabelle9">
              <table:table-column table:style-name="Tabelle9.A" table:number-columns-repeated="5"/>
              <table:table-row>
                <table:table-cell table:style-name="Tabelle9.A1" office:value-type="string">
                  <text:p text:style-name="P6">1</text:p>
                </table:table-cell>
                <table:table-cell table:style-name="Tabelle9.A1" office:value-type="string">
                  <text:p text:style-name="P6">2</text:p>
                </table:table-cell>
                <table:table-cell table:style-name="Tabelle9.A1" office:value-type="string">
                  <text:p text:style-name="P6">3</text:p>
                </table:table-cell>
                <table:table-cell table:style-name="Tabelle9.A1" office:value-type="string">
                  <text:p text:style-name="P6">4</text:p>
                </table:table-cell>
                <table:table-cell table:style-name="Tabelle9.E1" office:value-type="string">
                  <text:p text:style-name="P6">5</text:p>
                </table:table-cell>
              </table:table-row>
              <table:table-row>
                <table:table-cell table:style-name="Tabelle9.A2" office:value-type="string">
                  <text:p text:style-name="P6">6</text:p>
                </table:table-cell>
                <table:table-cell table:style-name="Tabelle9.A2" office:value-type="string">
                  <text:p text:style-name="P6">7</text:p>
                </table:table-cell>
                <table:table-cell table:style-name="Tabelle9.A2" office:value-type="string">
                  <text:p text:style-name="P6">8</text:p>
                </table:table-cell>
                <table:table-cell table:style-name="Tabelle9.A2" office:value-type="string">
                  <text:p text:style-name="P6">9</text:p>
                </table:table-cell>
                <table:table-cell table:style-name="Tabelle9.E2" office:value-type="string">
                  <text:p text:style-name="P6">10</text:p>
                </table:table-cell>
              </table:table-row>
              <table:table-row>
                <table:table-cell table:style-name="Tabelle9.A2" office:value-type="string">
                  <text:p text:style-name="P6">11</text:p>
                </table:table-cell>
                <table:table-cell table:style-name="Tabelle9.A2" office:value-type="string">
                  <text:p text:style-name="P6">12</text:p>
                </table:table-cell>
                <table:table-cell table:style-name="Tabelle9.A2" office:value-type="string">
                  <text:p text:style-name="P6">13</text:p>
                </table:table-cell>
                <table:table-cell table:style-name="Tabelle9.A2" office:value-type="string">
                  <text:p text:style-name="P6">14</text:p>
                </table:table-cell>
                <table:table-cell table:style-name="Tabelle9.E2" office:value-type="string">
                  <text:p text:style-name="P6">15</text:p>
                </table:table-cell>
              </table:table-row>
              <table:table-row>
                <table:table-cell table:style-name="Tabelle9.A2" office:value-type="string">
                  <text:p text:style-name="P6">16</text:p>
                </table:table-cell>
                <table:table-cell table:style-name="Tabelle9.A2" office:value-type="string">
                  <text:p text:style-name="P6">17</text:p>
                </table:table-cell>
                <table:table-cell table:style-name="Tabelle9.A2" office:value-type="string">
                  <text:p text:style-name="P6">18</text:p>
                </table:table-cell>
                <table:table-cell table:style-name="Tabelle9.A2" office:value-type="string">
                  <text:p text:style-name="P6">19</text:p>
                </table:table-cell>
                <table:table-cell table:style-name="Tabelle9.E2" office:value-type="string">
                  <text:p text:style-name="P6">20</text:p>
                </table:table-cell>
              </table:table-row>
            </table:table>
            <text:p text:style-name="P4"/>
          </table:table-cell>
        </table:table-row>
        <table:table-row table:style-name="Tabelle7.3">
          <table:table-cell table:style-name="Tabelle7.A1" office:value-type="string">
            <text:p text:style-name="P12"><text:span text:style-name="T2">□<text:tab/></text:span><text:span text:style-name="T1">AKV Einzel Nr. <text:s/><text:tab/></text:span></text:p>
            <text:p text:style-name="P15"><text:span text:style-name="T2">□<text:tab/></text:span>AKV Mannschaft<text:span text:style-name="T2"><text:tab/></text:span><text:span text:style-name="T3">Strafw.</text:span></text:p>
            <text:p text:style-name="P15"><text:span text:style-name="T2">□<text:tab/>Spielverzögerung<text:tab/></text:span><text:span text:style-name="T3">Strafw.</text:span></text:p>
            <text:p text:style-name="P15"><text:span text:style-name="T2">□</text:span><text:span text:style-name="T1"><text:tab/>Reklamieren</text:span><text:span text:style-name="T2"><text:tab/></text:span><text:span text:style-name="T3">2 Min</text:span></text:p>
            <text:p text:style-name="P15"><text:span text:style-name="T2">□</text:span><text:span text:style-name="T1"><text:tab/>Auswechselfehler</text:span><text:span text:style-name="T2"><text:tab/></text:span><text:span text:style-name="T3">2 Min</text:span></text:p>
            <text:p text:style-name="P17"/>
            <text:p text:style-name="P17">Bemerk.: keine MF Binde / einh. Dress / ____________</text:p>
            <text:p text:style-name="P17"/>
            <text:p text:style-name="P17"><draw:custom-shape text:anchor-type="paragraph" draw:z-index="20" draw:name="Form1" draw:style-name="gr1" draw:text-style-name="P35" svg:width="3.153cm" svg:height="0.906cm" svg:x="3.055cm" svg:y="0.129cm"><text:p text:style-name="P34">:</text:p><draw:enhanced-geometry svg:viewBox="0 0 21600 21600" draw:type="rectangle" draw:enhanced-path="M 0 0 L 21600 0 21600 21600 0 21600 0 0 Z N"/></draw:custom-shape></text:p>
            <text:p text:style-name="P8">Resultat: </text:p>
            <text:p text:style-name="P19"/>
          </table:table-cell>
          <table:table-cell table:style-name="Tabelle7.A1" office:value-type="string">
            <text:p text:style-name="P12"><text:span text:style-name="T2">□<text:tab/></text:span><text:span text:style-name="T1">AKV Einzel Nr. <text:s/><text:tab/></text:span></text:p>
            <text:p text:style-name="P15"><text:span text:style-name="T2">□<text:tab/></text:span>AKV Mannschaft<text:span text:style-name="T2"><text:tab/></text:span><text:span text:style-name="T3">Strafw.</text:span></text:p>
            <text:p text:style-name="P15"><text:span text:style-name="T2">□<text:tab/>Spielverzögerung<text:tab/></text:span><text:span text:style-name="T3">Strafw.</text:span></text:p>
            <text:p text:style-name="P15"><text:span text:style-name="T2">□</text:span><text:span text:style-name="T1"><text:tab/>Reklamieren</text:span><text:span text:style-name="T2"><text:tab/></text:span><text:span text:style-name="T3">2 Min</text:span></text:p>
            <text:p text:style-name="P15"><text:span text:style-name="T2">□</text:span><text:span text:style-name="T1"><text:tab/>Auswechselfehler</text:span><text:span text:style-name="T2"><text:tab/></text:span><text:span text:style-name="T3">2 Min</text:span></text:p>
            <text:p text:style-name="P17"/>
            <text:p text:style-name="P17">Bemerk.: keine MF Binde / einh. Dress / ____________</text:p>
            <text:p text:style-name="P17"/>
            <text:p text:style-name="P17"/>
          </table:table-cell>
        </table:table-row>
        <table:table-row table:style-name="Tabelle7.4">
          <table:table-cell table:style-name="Tabelle7.A1" office:value-type="string">
            <text:p text:style-name="P27">Sieger:</text:p>
            <text:p text:style-name="P26"><text:tab/><text:tab/></text:p>
          </table:table-cell>
          <table:table-cell table:style-name="Tabelle7.A1" office:value-type="string">
            <text:p text:style-name="P27">Visum Schiri / Zeitnehmer:</text:p>
            <text:p text:style-name="P26"><text:tab/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Ubuntu1" svg:font-family="Ubuntu" style:font-adornments="Standard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.004cm" fo:margin-bottom="7.488cm" fo:margin-left="0.499cm" fo:margin-right="0.499cm" fo:border="0.51pt solid #000000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 fo:column-gap="0cm">
          <style:column-sep style:width="0.018cm" style:color="#000000" style:height="100%" style:style="solid"/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roman </meta:initial-creator>
    <meta:creation-date>2019-11-02T20:05:47.815135275</meta:creation-date>
    <dc:date>2019-11-07T22:55:16.576064886</dc:date>
    <dc:creator>roman </dc:creator>
    <meta:editing-duration>P1DT1H34M55S</meta:editing-duration>
    <meta:editing-cycles>26</meta:editing-cycles>
    <meta:generator>LibreOffice/6.3.2.2$Linux_X86_64 LibreOffice_project/30$Build-2</meta:generator>
    <meta:document-statistic meta:table-count="9" meta:image-count="0" meta:object-count="0" meta:page-count="1" meta:paragraph-count="183" meta:word-count="309" meta:character-count="1347" meta:non-whitespace-character-count="1167"/>
  </office:meta>
</office:document-meta>
</file>